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style:style>
    <style:style style:name="P76"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Standard">
      <style:paragraph-properties fo:margin-left="0cm" fo:margin-right="0cm" fo:text-align="justify"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text-properties fo:language="ru" fo:country="RU"/>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cm" fo:margin-right="0cm" fo:text-align="center"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cm" fo:margin-right="0cm" fo:text-indent="0cm" style:auto-text-indent="false"/>
      <style:text-properties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loext:contextual-spacing="false" fo:margin-top="0cm" fo:margin-bottom="0.212cm"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0" style:family="paragraph" style:parent-style-name="Heading_20_1">
      <style:paragraph-properties fo:margin-left="0cm" fo:margin-right="0cm" fo:text-align="center" style:justify-single-word="false" fo:text-indent="0.499cm" style:auto-text-indent="false"/>
    </style:style>
    <style:style style:name="P141" style:family="paragraph" style:parent-style-name="Heading_20_2">
      <style:text-properties fo:language="en" fo:country="US"/>
    </style:style>
    <style:style style:name="P142" style:family="paragraph" style:parent-style-name="Heading_20_2">
      <style:paragraph-properties fo:text-align="justify" style:justify-single-word="false"/>
    </style:style>
    <style:style style:name="P14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style:font-style-asian="normal" style:font-weight-asian="normal" style:font-style-complex="normal" style:font-weight-complex="normal" loext:char-shading-value="0"/>
    </style:style>
    <style:style style:name="T59" style:family="text">
      <style:text-properties fo:font-style="normal" style:text-underline-style="none"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style:font-style-asian="normal" style:font-style-complex="normal"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font-weight="normal" fo:background-color="transparent" style:font-weight-asian="normal" style:font-weight-complex="normal"/>
    </style:style>
    <style:style style:name="T65" style:family="text">
      <style:text-properties fo:font-weight="normal" fo:background-color="transparent" style:font-weight-asian="normal" style:font-weight-complex="normal" loext:char-shading-value="0"/>
    </style:style>
    <style:style style:name="T66" style:family="text">
      <style:text-properties fo:color="#0066cc"/>
    </style:style>
    <style:style style:name="T67" style:family="text">
      <style:text-properties fo:color="#0000cc"/>
    </style:style>
    <style:style style:name="T68" style:family="text">
      <style:text-properties style:text-line-through-style="solid"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style:style style:name="T74" style:family="text">
      <style:text-properties style:text-rotation-angle="90" style:text-rotation-scale="line-height"/>
    </style:style>
    <style:style style:name="T75" style:family="text">
      <style:text-properties style:text-rotation-angle="270" style:text-rotation-scale="line-height"/>
    </style:style>
    <style:style style:name="T76" style:family="text">
      <style:text-properties style:text-position="sub 58%" style:font-size-asian="10.5pt"/>
    </style:style>
    <style:style style:name="T77" style:family="text">
      <style:text-properties style:font-name="Symbol" style:font-name-asian="Symbol" style:font-name-complex="Symbol"/>
    </style:style>
    <style:style style:name="T78" style:family="text">
      <style:text-properties style:font-name="Liberation Serif1" style:font-name-asian="Symbol" style:font-name-complex="Symbol"/>
    </style:style>
    <style:style style:name="T79" style:family="text">
      <style:text-properties style:font-name="Courier New CYR"/>
    </style:style>
    <style:style style:name="T80" style:family="text">
      <style:text-properties style:font-name="Courier New CYR" fo:language="en" fo:country="US"/>
    </style:style>
    <style:style style:name="T81" style:family="text">
      <style:text-properties fo:color="#6666ff"/>
    </style:style>
    <style:style style:name="T82" style:family="text">
      <style:text-properties fo:font-size="14pt" fo:language="en" fo:country="US" fo:font-weight="bold" style:font-size-asian="14pt" style:font-weight-asian="bold" style:font-size-complex="14pt" style:font-weight-complex="bold"/>
    </style:style>
    <style:style style:name="T83" style:family="text">
      <style:text-properties fo:font-size="14pt" fo:font-weight="bold" style:font-size-asian="14pt" style:font-weight-asian="bold" style:font-size-complex="14pt" style:font-weight-complex="bold"/>
    </style:style>
    <style:style style:name="T84" style:family="text">
      <style:text-properties fo:font-size="9pt" style:font-size-asian="9pt" style:font-size-complex="9pt"/>
    </style:style>
    <style:style style:name="T85"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1">Последний фанфик</text:h>
      <text:p text:style-name="P52"/>
      <text:h text:style-name="P141"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3">Дайсон.</text:span></text:p>
      <text:p text:style-name="P72"><text:span text:style-name="T8">– </text:span><text:span text:style-name="T63">Сколько тебе лет?</text:span></text:p>
      <text:p text:style-name="P72"><text:span text:style-name="T8">– </text:span><text:span text:style-name="T63">Два года с начала запуска кластера.</text:span></text:p>
      <text:p text:style-name="P72"><text:span text:style-name="T8">– </text:span><text:span text:style-name="T63">Какой сейчас год?</text:span></text:p>
      <text:p text:style-name="P72"><text:span text:style-name="T8">– </text:span><text:span text:style-name="T21">20</text:span><text:span text:style-name="T20">18</text:span><text:span text:style-name="T63">-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2"><text:span text:style-name="T8">– Нэш</text:span><text:span text:style-name="T63">,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41" text:outline-level="2">2. Пробуждение</text:h>
      <text:p text:style-name="P31"/>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1">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41"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5071515323794398253" text:style-name="L1">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2">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9">Прижав </text:span>уши к голове, <text:span text:style-name="T69">она дала</text:span> задний ход <text:span text:style-name="T69">и </text:span>выкарабкалась обратно. Окинув библиотеку отчаянным взглядом, <text:span text:style-name="T69">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text:soft-page-break/>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4">Тумбочка.</text:span> Листок… <text:span text:style-name="T84">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5">Всё пошло не так. Не могу уловить точку концентрации. Сила приложена к чему-то большему, чем лист бумаги. К чему-то неизмеримо большему. </text:span><text:span text:style-name="T8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5">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1"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text:soft-page-break/>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text:soft-page-break/>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soft-page-break/>***</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text:soft-page-break/>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text:soft-page-break/>–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9">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text:soft-page-break/>7. <text:span text:style-name="T1">Постыдны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text:soft-page-break/>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text:soft-page-break/>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text:soft-page-break/>–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41" text:outline-level="2">8.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Сделаешь три простых повозки, и перейдём к работе с красным деревом. Завтра поможешь мне вытащить из подсобки оборудование — мы восстанавливаем собственное производство колёс. В наши времена зависеть от субподряда слишком опасно.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text:soft-page-break/>–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6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text:soft-page-break/>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4">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пирса,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text:soft-page-break/>–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Нелетающие пегасы</text:h>
      <text:p text:style-name="P50">&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text:soft-page-break/>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1">10</text:span>. (40*<text:span text:style-name="T11">ctg(Pi/4)-6)/(ln(e)-sin(0))</text:span></text:h>
      <text:p text:style-name="P77">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6"> </text:span><text:span text:style-name="T41">—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text:span><text:soft-page-break/><text:span text:style-name="T32">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text:span><text:soft-page-break/><text:span text:style-name="T11">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1">–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1">–</text:span> А водку у вас принято пить?</text:p>
      <text:p text:style-name="P35"><text:soft-page-break/><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нахмурилась.</text:p>
      <text:p text:style-name="P47"><text:span text:style-name="T11">–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text:soft-page-break/>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oft-page-break/><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text:span><text:soft-page-break/><text:span text:style-name="T11">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42">&lt;</text:span><text:span text:style-name="T61">Mark Knopfler - </text:span><text:span text:style-name="T60">Hill Farmer's Blues</text:span><text:span text:style-name="T42">&gt;</text:span></text:p>
      <text:p text:style-name="P39">***</text:p>
      <text:p text:style-name="P37"><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text:soft-page-break/>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9">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text:soft-page-break/>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text:soft-page-break/>–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text:soft-page-break/>–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text:span><text:soft-page-break/><text:span text:style-name="T45">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3">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2">d.notive — Talking Flight</text:span>&gt;</text:p>
      <text:p text:style-name="P57"><text:soft-page-break/>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5">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text:soft-page-break/></text:p>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text:soft-page-break/>…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text:soft-page-break/>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text:soft-page-break/>–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text:soft-page-break/>–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text:soft-page-break/>–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text:soft-page-break/>–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text:soft-page-break/>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3">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3">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oft-page-break/><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oft-page-break/><text:span text:style-name="T11">– У </text:span>тебя такая смешная мордочка! <text:span text:style-name="T11">– </text:span>захихикали Пинки, покачиваясь. <text:span text:style-name="T11">– </text:span>Как будто ты <text:span text:style-name="T63">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3">эт правда?</text:span></text:p>
      <text:p text:style-name="P47"><text:span text:style-name="T15">– </text:span><text:span text:style-name="T63">Какая из? Их много, вообще-то. Ик!</text:span></text:p>
      <text:p text:style-name="P47"><text:span text:style-name="T15">– </text:span><text:span text:style-name="T63">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3">Макс, </text:span><text:span text:style-name="T15">– </text:span><text:span text:style-name="T63">захихикала Пинки, взъерошив копытами розовые кудряшки и попытавшись соорудить из них бороду, </text:span><text:span text:style-name="T15">–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3">Ты что-о-о! Нельзя любить фаэри! Она похитит твоё сердце, и ты будешь искать её, пока не... </text:span><text:span text:style-name="T15">– </text:span><text:span text:style-name="T63">Пинки погрузилась в так и не съеденный салат «по-Кантерлотски» и захрапела.</text:span></text:p>
      <text:p text:style-name="P47"><text:span text:style-name="T15">– </text:span><text:span text:style-name="T63">Пока не умру?</text:span></text:p>
      <text:p text:style-name="P47"><text:span text:style-name="T15">– </text:span><text:span text:style-name="T63">Нет, глупенький, </text:span><text:span text:style-name="T15">– </text:span><text:span text:style-name="T63">пробулькала Пинки из миски. </text:span><text:span text:style-name="T15">– </text:span><text:span text:style-name="T63">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oft-page-break/><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oft-page-break/><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text:soft-page-break/>Трикси молча левитировала мне газеты с трюмо.</text:p>
      <text:p text:style-name="P50">…</text:p>
      <text:p text:style-name="P50">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67">David Bowie - Lets Dance/ Ashes To Ashes</text:span></text:p>
      <text:p text:style-name="P40"><text:span text:style-name="T67">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8">302 пони</text:span><text:span text:style-name="T28">.</text:span></text:p>
      <text:p text:style-name="P50"><text:span text:style-name="T68">250 пони</text:span><text:span text:style-name="T28">.</text:span></text:p>
      <text:p text:style-name="P50"><text:span text:style-name="T68">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70">так её </text:span><text:span text:style-name="T3">разэтак</text:span><text:span text:style-name="T70">,</text:span><text:span text:style-name="T22"> магия!</text:span><text:span text:style-name="T56">»</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text:soft-page-break/>–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text:soft-page-break/>–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8">37 пни</text:span></text:p>
      <text:p text:style-name="P68">24пн</text:p>
      <text:p text:style-name="P68">15</text:p>
      <text:p text:style-name="P50"><text:span text:style-name="T2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pan text:style-name="T28">Население города </text:span><text:span text:style-name="T68">302 пони</text:span><text:span text:style-name="T28">.</text:span></text:p>
      <text:p text:style-name="P50"><text:span text:style-name="T68">250 пони</text:span><text:span text:style-name="T28">.</text:span></text:p>
      <text:p text:style-name="P50"><text:soft-page-break/><text:span text:style-name="T68">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5">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54">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text:soft-page-break/>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text:soft-page-break/>–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text:soft-page-break/>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text:soft-page-break/>–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text:soft-page-break/>Я открываю глаза и вижу фигуру в голубом.</text:p>
      <text:p text:style-name="P60"/>
      <text:p text:style-name="P50">…</text:p>
      <text:p text:style-name="P50"/>
      <text:p text:style-name="P50">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text:soft-page-break/>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text:soft-page-break/>– «Две банки». – буркнул я.</text:p>
      <text:p text:style-name="P41"/>
      <text:p text:style-name="P41">…</text:p>
      <text:p text:style-name="P41">&lt;<text:bookmark text:name="eow-title"/><text:span text:style-name="T60">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text:soft-page-break/>–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text:soft-page-break/>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4">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4">Mothley Crue – Cickstart my heart</text:span>&gt;</text:p>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69">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text:soft-page-break/>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4">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oft-page-break/><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text:soft-page-break/>Пегаска приветственно машет копытом.</text:p>
      <text:p text:style-name="P26"><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9">Допустим, кот бессмертен. Также допустим, что кот з</text:span>аколдован<text:span text:style-name="T69"> </text:span>отложенным <text:span text:style-name="T69">заклятие</text:span>м<text:span text:style-name="T69">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oft-page-break/><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41">– Я не виноват. – буркнул я. – Селестия вылечила меня от кучи болячек. У меня начался спермотоксикоз.</text:p>
      <text:p text:style-name="P47"><text:span text:style-name="T16">– Что?!! – с недоверием воскликнула Луна. – Сестра никогда не умела лечить. И сейчас не умеет </text:span><text:span text:style-name="T65">— иначе Мы бы знали. Мало кто владеет магией целительства, и Сестра не из их числа.</text:span></text:p>
      <text:p text:style-name="P41">– Очень мне надо тебе врать! – возмутился я. – Сел исцелила меня в Кантерлоте с помощью заместительной терапии.</text:p>
      <text:p text:style-name="P41">Луна вскинула копыто к голове и закатила глаза.</text:p>
      <text:p text:style-name="P47"><text:span text:style-name="T16">– О небо! Теперь Мы понимаем, почему она так ослабела! Как это в стиле Сестры </text:span><text:span text:style-name="T65">— она готова отпилить себе крыло, дабы не заслонять для кого-то солнце!</text:span></text:p>
      <text:p text:style-name="P41">– Ты о чём? – не понял я. – Какое ещё, к дискорду, крыло? Почему она ослабела?</text:p>
      <text:p text:style-name="P41">Луна молча стояла с закрытыми глазами, горестно покачиваясь на ногах взад-вперёд. “Глупая, глупая Сел!” – расслышал я из её бормотания.</text:p>
      <text:p text:style-name="P41">Наконец, Луна снизошла ко мне с объяснением.</text:p>
      <text:p text:style-name="P47"><text:span text:style-name="T16">– Заместительная терапия </text:span><text:span text:style-name="T65">— никакое не целительство.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1">Луна вздохнула и повернулась ко мне.</text:p>
      <text:p text:style-name="P47"><text:span text:style-name="T16">–</text:span> Хоть ты и не заслужил этого, примат, но с мо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6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text:soft-page-break/>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2"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text:soft-page-break/>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text:soft-page-break/>–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text:soft-page-break/>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text:soft-page-break/>–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text:soft-page-break/>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text:soft-page-break/>–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66">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5">д</text:span>ЕсЬ БЫл <text:span text:style-name="T76">д</text:span>ИскОр<text:span text:style-name="T74">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text:soft-page-break/>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soft-page-break/>***</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7"></text:span><text:span text:style-name="T78">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text:soft-page-break/>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text:soft-page-break/>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9">Зафиксирована опасная ситуация. Сознание пациента </text:span><text:span text:style-name="T80">&lt;</text:span><text:span text:style-name="T79">Селестия</text:span><text:span text:style-name="T80">&gt;</text:span><text:span text:style-name="T79"> не регистрируется. Активируется протокол экстренной эвакуации пациента </text:span><text:span text:style-name="T80">&lt;</text:span><text:span text:style-name="T79">Селестия</text:span><text:span text:style-name="T80">&gt;</text:span><text:span text:style-name="T79"> к </text:span><text:span text:style-name="T80">&lt;</text:span><text:span text:style-name="T79">Луна</text:span><text:span text:style-name="T80">&gt;</text:span><text:span text:style-name="T79">.</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text:soft-page-break/>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text:soft-page-break/>–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47"><text:span text:style-name="T65">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4">—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text:soft-page-break/></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9">трид</text:span><text:span text:style-name="T1">цать лет, если его сменят через </text:span><text:span text:style-name="T69">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text:soft-page-break/>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text:soft-page-break/>Луна отдаёт короткую команду в интерком и наперерез падающим фигуркам с «Конкордии» пикирует звено Вондерболтов.</text:p>
      <text:p text:style-name="P52">–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text:soft-page-break/>–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oft-page-break/><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8"/>
      <text:p text:style-name="P42">~~~~~</text:p>
      <text:p text:style-name="P18"><text:soft-page-break/>&lt;<text:span text:style-name="T25">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3" text:outline-level="3">Воскресение</text:h>
      <text:p text:style-name="P47">&lt;<text:span text:style-name="T81">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1">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3" text:outline-level="3">Вторник</text:h>
      <text:p text:style-name="P3">&lt;<text:span text:style-name="T60">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oft-page-break/><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1">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text:soft-page-break/></text:p>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text:soft-page-break/>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text:soft-page-break/>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41"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text:span text:style-name="T11">– </text:span>Вообще-то, от тебя следовало бы избавиться, Проводник. Не знаю, что ты там разведал в <text:span text:style-name="T81">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4">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oft-page-break/><text:span text:style-name="T11">–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5">Queen – Flash</text:span><text:span text:style-name="T11">&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2">Я ПОНЯЛ, КТО ТЫ!!! КАК </text:span><text:span text:style-name="T83">ЖЕ </text:span><text:span text:style-name="T82">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text:soft-page-break/>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0">.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7">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3">–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text:span><text:soft-page-break/><text:span text:style-name="T30">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1"> точнее, дерево схожих миров Эквуса </text:span><text:span text:style-name="T58">—</text:span><text:span text:style-name="T51"> создали брони. Разумеется, стержнем им послужил именно сериал, но каждый фанфик </text:span><text:span text:style-name="T58">—</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text:soft-page-break/></text:p>
      <text:p text:style-name="P100">Анакорн аж подпрыгнул на месте от восторга и стал мне аплодировать.</text:p>
      <text:p text:style-name="P100"/>
      <text:p text:style-name="P118">Как их совместить?</text:p>
      <text:p text:style-name="P108">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1">– Наконец-то я вижу свет в конце тоннеля! Как это не пришло мне в голову! Ты всё отлично увязал! Всё сходится! Более того </text:span><text:span text:style-name="T58">—</text:span><text:span text:style-name="T51"> Анакорн заговорщически подмигнул мне </text:span><text:span text:style-name="T58">—</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й эквестрийской реальности</text:span><text:span text:style-name="T51">!</text:span></text:p>
      <text:p text:style-name="P101">Я подозрительно посмотрел на Анакорна.</text:p>
      <text:p text:style-name="P100"><text:span text:style-name="T17">– </text:span><text:span text:style-name="T51">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58">—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oft-page-break/><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text:soft-page-break/>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0"><text:soft-page-break/>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 Ты ещё увидишь пару-тройку снов на прощание. Это мой подарок тебе. Удачи!</text:p>
      <text:p text:style-name="P93"/>
      <text:p text:style-name="P94">***</text:p>
      <text:p text:style-name="P101">&lt;<text:span text:style-name="T81">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text:soft-page-break/>– Анон?</text:p>
      <text:p text:style-name="P97">– Дэш?!!</text:p>
      <text:p text:style-name="P97">– Эмм… Ты мне снишься?</text:p>
      <text:p text:style-name="P97">– Нет, Дэш, это ты мне снишься.</text:p>
      <text:p text:style-name="P9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4">–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4">Daft Punk – Get Lucky</text:span>&gt;</text:p>
      <text:p text:style-name="P112">Звон будильника чуть не проломил башку. Я открыл глаза. </text:p>
      <text:p text:style-name="P112"><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1">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19T01:40:13.60</dc:date>
    <meta:editing-duration>P134DT9H32M33S</meta:editing-duration>
    <meta:editing-cycles>8147</meta:editing-cycles>
    <meta:generator>OpenOffice/4.1.1$Win32 OpenOffice.org_project/411m6$Build-9775</meta:generator>
    <dc:creator>макс </dc:creator>
    <meta:document-statistic meta:table-count="0" meta:image-count="0" meta:object-count="0" meta:page-count="207" meta:paragraph-count="4393" meta:word-count="96005" meta:character-count="608946"/>
  </office:meta>
</office:document-meta>
</file>